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560868999922472213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203864506751784702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 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text:span text:style-name="T1">– Resting for the Gettysburg Alumni Race next Saturday</text:span>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on hilly roads and grass with Mark Ams.</text:p>
      <text:p text:style-name="P11"/>
      <text:p text:style-name="P11">Tues 8/22/2107 <text:span text:style-name="T1">2.5 miles </text:span></text:p>
      <text:p text:style-name="P11">I ran 2.5 miles on hilly roads and grass and averaged 9:14/mile. <text:s/>I am taking it easy because I will be running the alumni race on Saturday at Gettysburg College.</text:p>
      <text:p text:style-name="P11"/>
      <text:p text:style-name="P11">Wed 8/23/2017 <text:span text:style-name="T1">3 miles</text:span></text:p>
      <text:p text:style-name="P11">I ran ½ mile to the Wise Center, road 2.8 miles on a treadmill and ran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3T22:29:25.47</dc:date>
    <dc:creator>James Lombardi</dc:creator>
    <meta:editing-duration>PT19H12M14S</meta:editing-duration>
    <meta:editing-cycles>102</meta:editing-cycles>
    <meta:generator>OpenOffice/4.1.2$Win32 OpenOffice.org_project/412m3$Build-9782</meta:generator>
    <meta:document-statistic meta:table-count="0" meta:image-count="0" meta:object-count="0" meta:page-count="7" meta:paragraph-count="125" meta:word-count="2687" meta:character-count="13684"/>
  </office:meta>
</office:document-meta>
</file>